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P1" style:family="paragraph" style:parent-style-name="Standard">
      <style:text-properties officeooo:rsid="000884e0" officeooo:paragraph-rsid="000884e0"/>
    </style:style>
    <style:style style:name="P2" style:family="paragraph" style:parent-style-name="Standard">
      <style:text-properties officeooo:rsid="000ed981" officeooo:paragraph-rsid="000ed981"/>
    </style:style>
    <style:style style:name="P3" style:family="paragraph" style:parent-style-name="Standard">
      <style:text-properties officeooo:rsid="000d6ff1" officeooo:paragraph-rsid="000d6ff1"/>
    </style:style>
    <style:style style:name="T1" style:family="text">
      <style:text-properties officeooo:rsid="000ed981"/>
    </style:style>
    <style:style style:name="T2" style:family="text">
      <style:text-properties officeooo:rsid="00119129"/>
    </style:style>
    <style:style style:name="T3" style:family="text">
      <style:text-properties officeooo:rsid="001253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id ( <text:span text:style-name="T1">lines </text:span><text:s/>)</text:p>
      <text:p text:style-name="P1">Lines per page: <text:span text:style-name="T3">20</text:span></text:p>
      <text:p text:style-name="P1">Max base text size: <text:span text:style-name="T2">20</text:span>pt</text:p>
      <text:p text:style-name="P2">Character per line: <text:span text:style-name="T2">24</text:span></text:p>
      <text:p text:style-name="P2"><text:span text:style-name="T2">Max Ruby text size</text:span>: 1<text:span text:style-name="T2">0</text:span>pt</text:p>
      <text:p text:style-name="P1">Print Grid: Yes</text:p>
      <text:p text:style-name="P3">Version: <text:span text:style-name="T1">LibreOffice </text:span>5.3.1.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line" style:layout-grid-ruby-below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0T11:01:22.044420642</meta:creation-date>
    <dc:date>2017-10-10T11:06:40.123552513</dc:date>
    <meta:editing-duration>PT4M22S</meta:editing-duration>
    <meta:editing-cycles>4</meta:editing-cycles>
    <meta:generator>LibreOffice/5.3.1.2$Linux_X86_64 LibreOffice_project/30m0$Build-2</meta:generator>
    <meta:document-statistic meta:table-count="0" meta:image-count="0" meta:object-count="0" meta:page-count="1" meta:paragraph-count="7" meta:word-count="28" meta:character-count="146" meta:non-whitespace-character-count="124"/>
  </office:meta>
</office:document-meta>
</file>